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/>
    </style:style>
    <style:style style:name="P2" style:family="paragraph" style:parent-style-name="Standard">
      <style:paragraph-properties fo:margin-top="0in" fo:margin-bottom="0.139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.139in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in" fo:margin-bottom="0.139in" loext:contextual-spacing="false" fo:line-height="100%"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 style:master-page-name="Standard">
      <style:paragraph-properties fo:margin-top="0in" fo:margin-bottom="0.139in" loext:contextual-spacing="false" fo:line-height="100%" fo:text-align="center" style:justify-single-word="false" style:page-number="1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(Nie)osobista historia fanfików</text:span></text:p>
      <text:p text:style-name="P2"><text:span text:style-name="T2">Odcinek 1: My Little Dashie, czyli byłem młody i głupi</text:span></text:p>
      <text:p text:style-name="P4"/>
      <text:p text:style-name="P3"><text:span text:style-name="T3">Witam Was serdecznie, drodzy Czytelnicy. Po nawale nauki (cóż, takie są niestety uroki bycia studentem) powoli wracam do pisania publicystyki okołofanfikowej, acz z braku większej ilości czasu, dziś przedstawiam Wam coś niewymagającego masy researchu. Jest to zalążek zupełnie nowej serii artykułów, w której to opowiadać będę o fanowskich opowiadaniach, jednak może nie tyle z punktu widzenia recenzenta czy też domorosłego historyka, co zwyczajnego czytelnika, tak po prostu. Nie ma już co przedłużać, najwyższy czas zaczynać!</text:span></text:p>
      <text:p text:style-name="P3"><text:span text:style-name="T2">Na sam początek na tapet idzie coś, co na wieki wieków odcisnęło swe piętno na fanfikowym półświatku, ogólne znany i (nie)lubiany klasyk - “My Little Dashie”. Ta, nasz fandom przez prawie dekadę istnienia spłodził masę o wiele lepszego kontentu, lecz mimo to wielu spośród jego członków potrafi wymienić zaledwie parę tytułów, na przykład Fallouta, Sinsy, Babeczki, Fabryki Tęczy i oczywiście nieszczęsne MLD. Jakimś zbiegiem okoliczności dawno, dawno temu utrwalił się taki kanon, który przetrwał do dzisiaj. Gdyby zapytać się fandomowych czytelników, czy było to jedno z pierwszych opowiadań, które polubili, zapewne połowa przytaknie, druga połowa zaś skłamie. Ja sam zaliczam się do tej pierwszej grupy i przyznaję to z wielkim bólem. Wciąż zachodzę w głowę, jakim cudem zaledwie trzy lata temu mogło mi się bardzo podobać dzieło, które obecnie w mojej opinii, po przeczytaniu tony fików, plasuje się co najwyżej w dolnych stanach średnich. </text:span></text:p>
      <text:p text:style-name="P3"><text:span text:style-name="T2">Ale przejdźmy już może do sedna: jak z tym było u mnie? Musimy cofnąć się w czasie, gdzieś tak pod koniec roku dwa tysiące piętnastego, gdy zielony wtedy jak świeżo skoszona trawa Coldwind, jeszcze nawet nieposiadający tego nicku, odkrył kucyki, love &amp; tolerance i zaskakującą ilość fandomowej twórczości. Jako, że od zawsze lubił czytać, najbardziej zainteresowały go, no jakże by inaczej, opowiadania. Na samym początku swojej fanfikowej przygody natrafił na one-shota pod tytułem “My Little Dashie”, w opinii wielu jedno z najlepszych fandomowych dzieł, o ile nie najlepsze. Przeczytał i z jakichś niepojętych wtedy przyczyn zachwycił się, po czym pragnąc więcej tego towaru, natrafił na rozmaite sequele, nowe wersje i tym podobne fiki, do których lektury czym prędzej przystąpił.</text:span></text:p>
      <text:p text:style-name="P3"><text:span text:style-name="T2">Ech, wstyd mi za siebie z tamtych czasów. Co przyczyniło się do tego, że miałem wtedy taką, a nie inną opinię? Nie wiem, jakaś magia? Nic z tych rzeczy, istnieje racjonalne wyjaśnienie. Po pierwsze: pierwotny fandomowy entuzjazm - ten stan, w którym człowiek łyka wszystko, co ma w sobie kucyki, zresztą pewnie każdy z Was tak miał, więc wiecie, o co chodzi. Po drugie: My Little Dashie operuje tanimi chwytami mającymi na celu wyciśnięcie łez z czytelnika. Tanimi, ale niestety dla kogoś tak zielonego, jak ja wtedy, skutecznymi. Z mieszanki tych dwóch powodów, w przypadku innych broniaczy przyprawionej też zapewne dodatkami w postaci identyfikowania się z głównym bohaterem i tego typu podobnych pierdół, powstał koktajl, któremu nie sposób się było oprzeć. Który obecnie smakuje jak trzymana w cieple tania cola z marketu, z której uleciał cały gaz.</text:span></text:p>
      <text:p text:style-name="P3"><text:span text:style-name="T2">A co było dalej? Co sprawiło, że MLD z ubóstwianego przeze mnie opowiadania stało się wstydliwym śladem w fandomowej biografii? No cóż, gdy naćpany kucykami i pogrążony w błogiej nieświadomości szukałem kolejnych sequeli czy też retellingów, na For Glorious Equestria znalazłem jeden polskiej produkcji, na dodatek z akcją dziejącą się w Łodzi - chodzi tu oczywiście o “Moją Małą Dashie: Reloaded” autorstwa Psorasa. Punkt wyjścia niby taki sam, dorosły facet znajduje karton z małą Rainbow Dash w środku, ale powstało coś zupełnie różnego od tego, co już znałem. Po lekturze uświadomiłem sobie, że w sumie, to oryginalne “My Little Dashie” nie było takim dobrym fanfikiem, jak mi się wydawało. Utwierdzałem się w tym przekonaniu z każdym kolejnym przeczytanym opowiadaniem. Mankamenty oryginału stawały się dla mnie coraz bardziej widoczne. Czar prysł, pozostał tylko wstyd. Osiągnąwszy oświecenie i ujrzawszy prawdę, zielony random stał się wreszcie Coldwindem i wyruszył na podbój fandomu… </text:span></text:p>
      <text:p text:style-name="P3"><text:span text:style-name="T2">W stosunku do “My Little Dashie” można sformułować wiele zarzutów, najczęściej powtarzać się będzie zapewne ten o grze na uczuciach tanimi środkami, ale trzeba przyznać, że autor trafił szczęśliwy los w fandomowej loterii. Opowiadanie opublikowane zostało w sierpniu 2011 r., dosyć wcześnie, w końcu fandom w tamtym czasie był jeszcze w powijakach, acz już wtedy broniacze mogli czytać na ten przykład Past Sins, fanfik może nieidealny, ale z pewnością stojący o ligę czy dwie wyżej pod względem jakości. Być może wtedy czytelnicy nie mieli jeszcze takich oczekiwań jak teraz i chcieli po prostu cieszyć się nowymi przygodami ukochanych kucyków. Może po prostu MLD jest dzieckiem swoich czasów. Choć po ośmiu latach od opublikowania już się w ogóle nie broni, nawet w kategorii wyciskaczy łez, to czy chcemy tego, czy też nie, wszystko, co z nim związane, jest ważnym kawałkiem historii fandomu.</text:span></text:p>
      <text:p text:style-name="P3"><text:span text:style-name="T2">No cóż, to chyba byłoby na tyle, jeżeli chodzi o ten odcinek. Co z kolejnym? Na pewno powstanie, to mogę zagwarantować, zresztą mam już parę pomysłów, które bardzo chcę zrealizować. A kiedy? To już loteria, kto wie, może już za miesiąc, a może dopiero za dwa, zależy jak będzie u mnie z czasem i weną. A Wy, drodzy Czytelnicy, jakie macie wspomnienia związane z My Little Dashie? Może wiecie, jak jeszcze można by rozwinąć ten temat? Śmiało, nie wstydźcie się. Czekam na odpowiedzi, a także na wszelkie opinie i uwagi dotyczące tego odcinka, w komentarzach pod tym numerem. Pozdrawiam Was wszystkich i do zobaczenia wkrótce!</text:span></text:p>
      <text:p text:style-name="P1"><text:span text:style-name="T2">Grafiki:</text:span></text:p>
      <text:p text:style-name="P1"><text:span text:style-name="T2">baner:</text:span><text:a xlink:type="simple" xlink:href="https://www.deviantart.com/equestria-prevails/art/Reading-Rainbow-283334545" text:style-name="ListLabel_20_1" text:visited-style-name="ListLabel_20_1"><text:span text:style-name="T4">https://www.deviantart.com/equestria-prevails/art/Reading-Rainbow-283334545</text:span></text:a></text:p>
      <text:p text:style-name="P1"><text:a xlink:type="simple" xlink:href="https://images-wixmp-ed30a86b8c4ca887773594c2.wixmp.com/intermediary/f/26977936-6db2-4f10-94c1-e8f10dd8ebe2/d4oouc1-c2cc174a-1770-40c1-aa27-c97e79ba1303.jpg/v1/fill/w_1192,h_670,q_70,strp/reading_rainbow_by_equestria_prevails_d4oouc1-pre.jpg" text:style-name="ListLabel_20_1" text:visited-style-name="ListLabel_20_1"><text:span text:style-name="T4">https://images-wixmp-ed30a86b8c4ca887773594c2.wixmp.com/intermediary/f/26977936-6db2-4f10-94c1-e8f10dd8ebe2/d4oouc1-c2cc174a-1770-40c1-aa27-c97e79ba1303.jpg/v1/fill/w_1192,h_670,q_70,strp/reading_rainbow_by_equestria_prevails_d4oouc1-pre.jpg</text:span></text:a></text:p>
      <text:p text:style-name="P1"><text:span text:style-name="T2">2)</text:span><text:a xlink:type="simple" xlink:href="https://derpibooru.org/1557730" text:style-name="ListLabel_20_1" text:visited-style-name="ListLabel_20_1"><text:span text:style-name="T4">https://derpibooru.org/1557730</text:span></text:a></text:p>
      <text:p text:style-name="P1"><text:a xlink:type="simple" xlink:href="https://derpicdn.net/img/2017/10/10/1557730/large.jpeg" text:style-name="ListLabel_20_1" text:visited-style-name="ListLabel_20_1"><text:span text:style-name="T4">https://derpicdn.net/img/2017/10/10/1557730/large.jpe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888" meta:character-count="6124" meta:non-whitespace-character-count="5248"/>
    <meta:generator>LibreOfficeDev/6.0.5.2$Linux_X86_64 LibreOffice_project/</meta:generator>
  </office:meta>
</office:document-meta>
</file>